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8.35cm" fo:min-width="12.4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6.15cm" fo:min-width="11.5cm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 fo:min-height="1.492cm" fo:min-width="2.701cm"/>
    </style:style>
    <style:style style:name="gr5" style:family="graphic" style:parent-style-name="standard">
      <style:graphic-properties draw:fill-color="#eb613d" draw:textarea-horizontal-align="justify" draw:textarea-vertical-align="middle" draw:auto-grow-height="false" fo:min-height="0.05cm" fo:min-width="0.702cm"/>
    </style:style>
    <style:style style:name="gr6" style:family="graphic" style:parent-style-name="objectwithoutfill">
      <style:graphic-properties svg:stroke-color="#eb613d" draw:marker-end="Arrow" draw:marker-end-width="0.3cm" draw:fill="none" draw:textarea-vertical-align="middle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fo:min-height="2.2cm" fo:min-width="0cm"/>
    </style:style>
    <style:style style:name="gr8" style:family="graphic" style:parent-style-name="standard">
      <style:graphic-properties draw:fill-color="#eb613d" draw:textarea-horizontal-align="justify" draw:textarea-vertical-align="middle" draw:auto-grow-height="false" fo:min-height="2.25cm" fo:min-width="3.9cm"/>
    </style:style>
    <style:style style:name="gr9" style:family="graphic" style:parent-style-name="standard">
      <style:graphic-properties draw:fill-color="#eb613d" draw:textarea-horizontal-align="justify" draw:textarea-vertical-align="middle" draw:auto-grow-height="false" fo:min-height="0.807cm" fo:min-width="2.601cm"/>
    </style:style>
    <style:style style:name="gr10" style:family="graphic" style:parent-style-name="standard">
      <style:graphic-properties draw:fill-color="#eb613d" draw:textarea-horizontal-align="justify" draw:textarea-vertical-align="middle" draw:auto-grow-height="false" fo:min-height="0.472cm" fo:min-width="0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eb613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2cm" svg:x="2.4cm" svg:y="6.7cm">
          <text:p text:style-name="P1">Manutentore</text:p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12.9cm" svg:height="8.6cm" svg:x="6.8cm" svg:y="1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2cm" svg:height="6.4cm" svg:x="7.3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3.2cm" svg:height="3.3cm" svg:x="15.3cm" svg:y="5.7cm">
          <text:p text:style-name="P1">Regol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1.5cm" svg:height="0.6cm" svg:x="13.6cm" svg:y="7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4" draw:layer="layout" svg:x1="4.7cm" svg:y1="7.4cm" svg:x2="8.7cm" svg:y2="7.4cm">
          <text:p/>
        </draw:line>
        <draw:custom-shape draw:style-name="gr7" draw:text-style-name="P3" draw:layer="layout" svg:width="0.7cm" svg:height="2.8cm" svg:x="16.5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4.4cm" svg:height="2.5cm" svg:x="8.8cm" svg:y="6cm">
          <text:p text:style-name="P1">Editor Grafic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1cm" svg:height="2cm" svg:x="9.5cm" svg:y="3cm">
          <text:p text:style-name="P1">Operatori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0.7cm" svg:height="0.9cm" svg:x="10.7cm" svg:y="5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5" draw:layer="layout" svg:width="3.8cm" svg:height="1.8cm" svg:x="14.9cm" svg:y="3.3cm">
          <draw:text-box>
            <text:p>Web Appl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7:16:39.055221321</meta:creation-date>
    <dc:date>2017-04-04T12:41:50.064564442</dc:date>
    <meta:editing-duration>PT11M7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